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Why back-up?</text:h>
      <text:p text:style-name="First_20_paragraph">Backing up is the copying and archiving of computer data so it can retrieve it if something happens to the original. Years of work can disappear in an instant as a result of theft, carelessness, confiscation, or breakage, so it is extremely important to have an up-to-date backup and a well-tested means of restoring it.</text:p>
      <text:p text:style-name="Text_20_body">Creating an effective backup policy can be tricky for a few reasons:</text:p>
      <text:list text:style-name="L1">
        <text:list-item>
          <text:p text:style-name="P1">The need to store original data and backups in different physical locations;</text:p>
        </text:list-item>
        <text:list-item>
          <text:p text:style-name="P1">The importance of keeping backups confidential;</text:p>
        </text:list-item>
        <text:list-item>
          <text:p text:style-name="P1">The challenge of coordinating among different people who share information with one another using their own portable storage devices.</text:p>
        </text:list-item>
      </text:list>
      <text:p text:style-name="First_20_paragraph">In addition to backup and file-recovery tactics, this lesson addresses two specific tools, Cobian Backup and Recu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